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in" fo:margin-right="0in" fo:text-indent="0in" style:auto-text-indent="false"/>
      <style:text-properties officeooo:rsid="001d97db" officeooo:paragraph-rsid="001d97db"/>
    </style:style>
    <style:style style:name="P10" style:family="paragraph" style:parent-style-name="Standard">
      <style:paragraph-properties fo:margin-left="0in" fo:margin-right="0in" fo:text-indent="0in" style:auto-text-indent="false"/>
      <style:text-properties officeooo:rsid="00214e9c" officeooo:paragraph-rsid="00214e9c"/>
    </style:style>
    <style:style style:name="P11" style:family="paragraph" style:parent-style-name="Standard">
      <style:paragraph-properties fo:margin-left="0in" fo:margin-right="0in" fo:text-indent="0in" style:auto-text-indent="false"/>
      <style:text-properties officeooo:rsid="00247b96" officeooo:paragraph-rsid="00247b96"/>
    </style:style>
    <style:style style:name="P12" style:family="paragraph" style:parent-style-name="Standard">
      <style:paragraph-properties fo:margin-left="0in" fo:margin-right="0in" fo:text-indent="0in" style:auto-text-indent="false"/>
      <style:text-properties officeooo:rsid="0028d878" officeooo:paragraph-rsid="0028d878"/>
    </style:style>
    <style:style style:name="P13"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dc3b0"/>
    </style:style>
    <style:style style:name="T7" style:family="text">
      <style:text-properties officeooo:rsid="002f1d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6">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9"/>
      <text:p text:style-name="P10">Erling au’Dor (papi)- Jisto’s papi. premier cobbler in Harro’s Precipice</text:p>
      <text:p text:style-name="P10"/>
      <text:p text:style-name="P10"/>
      <text:p text:style-name="P10">Elzella <text:span text:style-name="T7">&lt;maiden=au’Jur&gt;</text:span> Alstop (Elzi, madi)- Piper’s madi, premier farrier</text:p>
      <text:p text:style-name="P10"><text:tab/><text:span text:style-name="T3">Has a blacksmith husband who makes the horseshoes she sells.</text:span></text:p>
      <text:p text:style-name="P10"/>
      <text:p text:style-name="P11">&lt;generic name&gt;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0"/>
      <text:p text:style-name="P10"/>
      <text:p text:style-name="P10">Harr<text:span text:style-name="T3">al</text:span>’s Precipice</text:p>
      <text:p text:style-name="P10"/>
      <text:p text:style-name="P10"/>
      <text:p text:style-name="P11">Drisdal’s Precipice</text:p>
      <text:p text:style-name="P11"/>
      <text:p text:style-name="P12">Haryit </text:p>
      <text:p text:style-name="P6"><text:tab/>Animal associated with naturally produced cirule. Deer-like, but larger with horns found on both sexes. Silvery furred [<text:span text:style-name="T4">cliched much] </text:span><text:span text:style-name="T5">and glow blue </text:span><text:span text:style-name="T4">[cliched much]</text:span><text:span text:style-name="T5"> Strength of glow appears to be associated with length of horns. Young Haryits do not have any glow, and are sometimes mistaken for albino (snowy?) deer. After the Slowing [</text:span><text:span text:style-name="T4">stop just making stuff up okay</text:span><text:span text:style-name="T5">?</text:span><text:span text:style-name="T4">]</text:span><text:span text:style-name="T5">, fewer sightings of these rare beasts have occurred</text:span></text:p>
      <text:p text:style-name="P7"><text:soft-page-break/>{Related: hornlack,}</text:p>
      <text:p text:style-name="P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07T23:12:42.426440210</dc:date>
    <meta:editing-duration>PT3H3M4S</meta:editing-duration>
    <meta:editing-cycles>10</meta:editing-cycles>
    <meta:generator>LibreOffice/5.4.1.2$Linux_X86_64 LibreOffice_project/40m0$Build-2</meta:generator>
    <meta:document-statistic meta:table-count="0" meta:image-count="0" meta:object-count="0" meta:page-count="2" meta:paragraph-count="19" meta:word-count="385" meta:character-count="2277" meta:non-whitespace-character-count="1908"/>
  </office:meta>
</office:document-meta>
</file>